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3-title">
      <style:graphic-properties fo:min-height="3.163cm"/>
    </style:style>
    <style:style style:name="pr11" style:family="presentation" style:parent-style-name="Standard_20_3-outline1">
      <style:graphic-properties fo:min-height="11.929cm"/>
    </style:style>
    <style:style style:name="pr12" style:family="presentation" style:parent-style-name="Standard_20_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5cm" fo:text-indent="0cm"/>
    </style:style>
    <style:style style:name="P3" style:family="paragraph">
      <style:paragraph-properties fo:text-align="start"/>
      <style:text-properties fo:font-size="30pt" fo:language="en" fo:country="US" style:font-size-asian="30pt" style:font-size-complex="30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30pt" fo:language="en" fo:country="US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 xml:id="id1" draw:id="id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028 Elementos Semánticos HTML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ienvenido</text:p>
              </text:list-item>
            </text:list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 xml:id="id2" draw:id="id2">
        <office:forms form:automatic-focus="false" form:apply-design-mode="false"/>
        <draw:frame presentation:style-name="pr4" draw:layer="layout" svg:width="21.4cm" svg:height="3.163cm" svg:x="1.4cm" svg:y="0.837cm" presentation:class="title" presentation:placeholder="true">
          <draw:text-box/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&lt;article&gt; <text:tab/><text:tab/></text:p>
                <text:list>
                  <text:list-item>
                    <text:p>Define contenido independiente y autónomo</text:p>
                  </text:list-item>
                </text:list>
              </text:list-item>
              <text:list-item>
                <text:p>&lt;aside&gt; <text:s/><text:tab/><text:tab/></text:p>
                <text:list>
                  <text:list-item>
                    <text:p>Define contenido aparte del contenido de la página</text:p>
                  </text:list-item>
                </text:list>
              </text:list-item>
              <text:list-item>
                <text:p>&lt;details&gt;<text:tab/><text:tab/></text:p>
                <text:list>
                  <text:list-item>
                    <text:p>Define detalles adicionales que el usuario puede ver u ocultar</text:p>
                  </text:list-item>
                </text:list>
              </text:list-item>
              <text:list-item>
                <text:p>&lt;figcaption&gt; </text:p>
                <text:list>
                  <text:list-item>
                    <text:p><text:tab/>Define un título para un elemento de figura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 xml:id="id3" draw:id="id3">
        <office:forms form:automatic-focus="false" form:apply-design-mode="false"/>
        <draw:frame presentation:style-name="pr7" draw:layer="layout" svg:width="21.4cm" svg:height="3.163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2">&lt;figure&gt; <text:tab/><text:tab/></text:p>
                <text:list>
                  <text:list-item>
                    <text:p>Especifica contenido autónomo, como ilustraciones, diagramas,fotos, listados de códigos, etc.</text:p>
                  </text:list-item>
                </text:list>
              </text:list-item>
              <text:list-item>
                <text:p text:style-name="P2">&lt;footer&gt; <text:s/><text:tab/><text:tab/></text:p>
                <text:list>
                  <text:list-item>
                    <text:p>Define un pie de página para un documento o sección</text:p>
                  </text:list-item>
                </text:list>
              </text:list-item>
              <text:list-item>
                <text:p text:style-name="P2">&lt;header&gt;<text:tab/><text:tab/></text:p>
                <text:list>
                  <text:list-item>
                    <text:p>Especifica un encabezado para un documento o sección</text:p>
                  </text:list-item>
                </text:list>
              </text:list-item>
              <text:list-item>
                <text:p text:style-name="P2">&lt;main&gt; <text:tab/><text:tab/></text:p>
                <text:list>
                  <text:list-item>
                    <text:p>Especifica el contenido principal de un documento</text:p>
                  </text:list-item>
                </text:list>
              </text:list-item>
              <text:list-item>
                <text:p text:style-name="P2"/>
              </text:list-item>
              <text:list-item>
                <text:p text:style-name="P2"/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1T1" xml:id="id4" draw:id="id4">
        <office:forms form:automatic-focus="false" form:apply-design-mode="false"/>
        <draw:frame presentation:style-name="pr10" draw:layer="layout" svg:width="21.4cm" svg:height="3.163cm" svg:x="1.4cm" svg:y="0.837cm" presentation:class="title" presentation:placeholder="true">
          <draw:text-box/>
        </draw:frame>
        <draw:frame presentation:style-name="pr11" draw:layer="layout" svg:width="24.639cm" svg:height="12.179cm" svg:x="1.4cm" svg:y="4.914cm" presentation:class="outline">
          <draw:text-box>
            <text:list text:style-name="L3">
              <text:list-item>
                <text:p text:style-name="P2">&lt;mark&gt; <text:tab/><text:tab/></text:p>
                <text:list>
                  <text:list-item>
                    <text:p>Define texto marcado / resaltado</text:p>
                  </text:list-item>
                </text:list>
              </text:list-item>
              <text:list-item>
                <text:p text:style-name="P2">&lt;nav&gt; <text:s/><text:tab/><text:tab/><text:tab/></text:p>
                <text:list>
                  <text:list-item>
                    <text:p>Define enlaces de navegación</text:p>
                  </text:list-item>
                </text:list>
              </text:list-item>
              <text:list-item>
                <text:p text:style-name="P2">&lt;section&gt; <text:tab/><text:tab/></text:p>
                <text:list>
                  <text:list-item>
                    <text:p>Define una sección en un documento</text:p>
                  </text:list-item>
                </text:list>
              </text:list-item>
              <text:list-item>
                <text:p text:style-name="P2">&lt;summary&gt; <text:tab/><text:tab/></text:p>
                <text:list>
                  <text:list-item>
                    <text:p>Define un encabezado visible para un elemento de detalles</text:p>
                  </text:list-item>
                </text:list>
              </text:list-item>
              <text:list-item>
                <text:p text:style-name="P2">&lt;time&gt; <text:tab/><text:tab/></text:p>
                <text:list>
                  <text:list-item>
                    <text:p>Define una fecha / hora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9" xml:id="id5" draw:id="id5">
        <office:forms form:automatic-focus="false" form:apply-design-mode="false"/>
        <draw:frame presentation:style-name="pr1" draw:text-style-name="P3" draw:layer="layout" svg:width="18.599cm" svg:height="3.506cm" svg:x="7.3cm" svg:y="8.8cm" presentation:class="title" presentation:user-transformed="true">
          <draw:text-box>
            <text:p><text:span text:style-name="T1">Carlos Alemán </text:span><text:span text:style-name="T1"><text:line-break/></text:span><text:span text:style-name="T1">#codefuncod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5T01:09:25.981673934</meta:creation-date>
    <meta:editing-duration>PT2H31M20S</meta:editing-duration>
    <meta:editing-cycles>5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meta:initial-creator>codefuncode </meta:initial-creator>
    <dc:date>2020-07-16T00:49:57.550323039</dc:date>
    <dc:creator>codefuncode </dc:creator>
    <meta:document-statistic meta:object-count="77"/>
  </office:meta>
</office:document-meta>
</file>